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4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8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3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ableRow26" style:family="table-row">
      <style:table-row-properties style:min-row-height="1.1513in" style:use-optimal-row-height="false"/>
    </style:style>
    <style:style style:name="TableCell2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1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2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36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7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1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6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1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3" style:family="table-row">
      <style:table-row-properties style:min-row-height="0.2763in" style:use-optimal-row-height="false"/>
    </style:style>
    <style:style style:name="TableCell54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6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: Run</text:span></text:p>
          </table:table-cell>
        </table:table-row>
        <table:table-row table:style-name="TableRow10">
          <table:table-cell table:style-name="TableCell11">
            <text:p text:style-name="P12">Challenge</text:p>
          </table:table-cell>
          <table:table-cell table:style-name="TableCell13">
            <text:p text:style-name="P14">Trivia Game</text:p>
          </table:table-cell>
        </table:table-row>
        <table:table-row table:style-name="TableRow15">
          <table:table-cell table:style-name="TableCell16">
            <text:p text:style-name="P17">Prereqs</text:p>
          </table:table-cell>
          <table:table-cell table:style-name="TableCell18">
            <text:p text:style-name="P19">Traffic Light</text:p>
          </table:table-cell>
        </table:table-row>
        <table:table-row table:style-name="TableRow20">
          <table:table-cell table:style-name="TableCell21">
            <text:p text:style-name="P22">Narrative</text:p>
          </table:table-cell>
          <table:table-cell table:style-name="TableCell23">
            <text:p text:style-name="P24"><text:span text:style-name="T25">Write a trivia game. The trivia game pulls questions and answers from a separate file. The user uses the buttons to answer the questions. Use the lights to reflect one of the following: incorrect/correct answer or lives remaining.</text:span></text:p>
          </table:table-cell>
        </table:table-row>
        <table:table-row table:style-name="TableRow26">
          <table:table-cell table:style-name="TableCell27">
            <text:p text:style-name="P28">Instructions</text:p>
          </table:table-cell>
          <table:table-cell table:style-name="TableCell29">
            <text:p text:style-name="P30">1.<text:s/>Create a list of trivia questions/answers</text:p>
            <text:p text:style-name="P31">2. Create code to:</text:p>
            <text:list text:style-name="LFO7" text:continue-numbering="true">
              <text:list-item>
                <text:p text:style-name="P32">Read the question/answers</text:p>
              </text:list-item>
              <text:list-item>
                <text:p text:style-name="P33">Display the question (One option is the serial window in the IDE)</text:p>
              </text:list-item>
              <text:list-item>
                <text:p text:style-name="P34">Receive user input from a button</text:p>
              </text:list-item>
              <text:list-item>
                <text:p text:style-name="P35">Adjust the lights based on the answer</text:p>
              </text:list-item>
            </text:list>
            <text:p text:style-name="P36">3.<text:s/>Upon start, the game should provide instructions</text:p>
            <text:p text:style-name="P37">4. The game should continue indefinitely (if there is a fixed number of lives, restart when that number is reached)</text:p>
          </table:table-cell>
        </table:table-row>
        <table:table-row table:style-name="TableRow38">
          <table:table-cell table:style-name="TableCell39">
            <text:p text:style-name="P40">Setup</text:p>
          </table:table-cell>
          <table:table-cell table:style-name="TableCell41">
            <text:p text:style-name="P42">Students<text:s/>must have access to an Arduino with a button</text:p>
          </table:table-cell>
        </table:table-row>
        <table:table-row table:style-name="TableRow43">
          <table:table-cell table:style-name="TableCell44">
            <text:p text:style-name="P45">Tags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Flag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Solution</text:p>
          </table:table-cell>
          <table:table-cell table:style-name="TableCell56">
            <text:p text:style-name="P57">The student should create a game with valid questions. The game should never end (if a player can lose then the game resets) The game should not terminate at the end of the list of questions.</text:p>
          </table:table-cell>
        </table:table-row>
      </table:table>
      <text:p text:style-name="P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20:52:00Z</meta:creation-date>
    <dc:date>2016-11-04T21:04:00Z</dc:date>
    <meta:template xlink:href="Normal" xlink:type="simple"/>
    <meta:editing-cycles>3</meta:editing-cycles>
    <meta:editing-duration>PT72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0" meta:character-count="1006" meta:row-count="7" meta:non-whitespace-character-count="858"/>
  </office:meta>
</office:document-meta>
</file>